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270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day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date" office:date-value="2017-05-08" calcext:value-type="date">
            <text:p>05/08/17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) Set up IRC Bouncer </text:p>
            <text:p>b) Pyjnius Documentation</text:p>
          </table:table-cell>
          <table:table-cell table:style-name="ce8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09" calcext:value-type="date">
            <text:p>05/09/17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10" calcext:value-type="date">
            <text:p>05/10/17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types documentation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11" calcext:value-type="date">
            <text:p>05/11/17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mail api, tts api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12" calcext:value-type="date">
            <text:p>05/12/17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windows battery api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13" calcext:value-type="date">
            <text:p>05/13/17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types documentation contd.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4">
          <table:table-cell table:style-name="ce2" office:value-type="date" office:date-value="2017-05-14" calcext:value-type="date">
            <text:p>05/14/17</text:p>
          </table:table-cell>
          <table:table-cell table:style-name="ce5" office:value-type="string" calcext:value-type="string">
            <text:p>Sunday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d steps to see android class signature in pyjnius docs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5">
          <table:table-cell table:style-name="ce2" office:value-type="date" office:date-value="2017-05-15" calcext:value-type="date">
            <text:p>05/15/17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) Cleanup existing spatial orientation pr</text:p>
            <text:p>b) Cleanup existing gyroscope uncalibrated pr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4">
          <table:table-cell table:style-name="ce2" office:value-type="date" office:date-value="2017-05-16" calcext:value-type="date">
            <text:p>05/16/17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Research on implementation of fingerprint scanner for android and iOS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4">
          <table:table-cell table:style-name="ce2" office:value-type="date" office:date-value="2017-05-17" calcext:value-type="date">
            <text:p>05/17/17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esearch on implementation of fingerprint scanner for Windows, OS X and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4">
          <table:table-cell table:style-name="ce2" office:value-type="date" office:date-value="2017-05-18" calcext:value-type="date">
            <text:p>05/18/17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esearch more on implementation of FSP on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19" calcext:value-type="date">
            <text:p>05/19/17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Set up my mac for development in kivy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20" calcext:value-type="date">
            <text:p>05/20/17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-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21" calcext:value-type="date">
            <text:p>05/21/17</text:p>
          </table:table-cell>
          <table:table-cell table:style-name="ce5" office:value-type="string" calcext:value-type="string">
            <text:p>Sunday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Research on in app browser for android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3">
          <table:table-cell table:style-name="ce2" office:value-type="date" office:date-value="2017-05-22" calcext:value-type="date">
            <text:p>05/22/17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a)Research on in app browser for iOS, </text:p>
            <text:p>OS X, Windows, Linux</text:p>
            <text:p>b)Research on broadcasts for android, iOS, OS X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6">
          <table:table-cell table:style-name="ce2" office:value-type="date" office:date-value="2017-05-23" calcext:value-type="date">
            <text:p>05/23/17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)Research on Storage path for android, iOS, OS X, Windows,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6">
          <table:table-cell table:style-name="ce2" office:value-type="date" office:date-value="2017-05-24" calcext:value-type="date">
            <text:p>05/24/17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)Facade for fingerprint scanner</text:p>
            <text:p>b) Research on broadcast for Windows, Linux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6">
          <table:table-cell table:style-name="ce2" office:value-type="date" office:date-value="2017-05-25" calcext:value-type="date">
            <text:p>05/25/17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a) Facade for In App Browser</text:p>
            <text:p>b) Facade for Storage Path</text:p>
            <text:p>c) Facade for Broadcast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6">
          <table:table-cell table:style-name="ce2" office:value-type="date" office:date-value="2017-05-26" calcext:value-type="date">
            <text:p>05/26/17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) Research on Sharing feature for Android, iOS, OS X, Windows</text:p>
            <text:p>b) Facade for Sharing API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7">
          <table:table-cell table:style-name="ce2" office:value-type="date" office:date-value="2017-05-27" calcext:value-type="date">
            <text:p>05/27/17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-</text:p>
          </table:table-cell>
          <table:table-cell table:style-name="ce3" table:number-columns-repeated="3"/>
          <table:table-cell table:style-name="ce4" table:number-columns-repeated="20"/>
          <table:table-cell table:number-columns-repeated="997"/>
        </table:table-row>
        <table:table-row table:style-name="ro6" table:number-rows-repeated="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8" table:number-rows-repeated="979">
          <table:table-cell table:style-name="ce4" table:number-columns-repeated="27"/>
          <table:table-cell table:number-columns-repeated="997"/>
        </table:table-row>
        <table:table-row table:style-name="ro9" table:number-rows-repeated="10475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5.1.0.3$Linux_X86_64 LibreOffice_project/</meta:generator>
  </office:meta>
</office:document-meta>
</file>